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2b8d" officeooo:paragraph-rsid="00072b8d"/>
    </style:style>
    <style:style style:name="P2" style:family="paragraph" style:parent-style-name="Standard">
      <style:text-properties officeooo:rsid="0009a95c" officeooo:paragraph-rsid="0009a95c"/>
    </style:style>
    <style:style style:name="P3" style:family="paragraph" style:parent-style-name="Standard">
      <style:text-properties fo:font-weight="bold" officeooo:rsid="00072b8d" officeooo:paragraph-rsid="00072b8d" style:font-weight-asian="bold" style:font-weight-complex="bold"/>
    </style:style>
    <style:style style:name="T1" style:family="text">
      <style:text-properties officeooo:rsid="0009a95c"/>
    </style:style>
    <style:style style:name="T2" style:family="text">
      <style:text-properties officeooo:rsid="000a61bf"/>
    </style:style>
    <style:style style:name="T3" style:family="text">
      <style:text-properties officeooo:rsid="000baa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aspis, what’s in a name</text:p>
      <text:p text:style-name="P1"/>
      <text:p text:style-name="P3">Abstract</text:p>
      <text:p text:style-name="P1">* <text:span text:style-name="T1">naamgeving mineralen bekend probleem</text:span></text:p>
      <text:p text:style-name="P1">* <text:span text:style-name="T2">wel of geen jasper: niet gelijk duidelijk</text:span></text:p>
      <text:p text:style-name="P1">* <text:span text:style-name="T2">lastig om er achter te komen</text:span></text:p>
      <text:p text:style-name="P1"/>
      <text:p text:style-name="P3">Waarom dit verhaal</text:p>
      <text:p text:style-name="P1">* <text:span text:style-name="T1">bumblebee jasper geen jasper, wat dan wel jasper. Vgl dalmati</text:span><text:span text:style-name="T3">n</text:span><text:span text:style-name="T1">er jasper en rode jasper</text:span></text:p>
      <text:p text:style-name="P1">* <text:span text:style-name="T1">defiunitie bij gem-a zwak en niet uitgewerkt</text:span></text:p>
      <text:p text:style-name="P1">* <text:span text:style-name="T1">op internet een lawine van namen</text:span></text:p>
      <text:p text:style-name="P1"/>
      <text:p text:style-name="P3">Herkomst van de naam</text:p>
      <text:p text:style-name="P1">* <text:span text:style-name="T1">borstplaat bijbel (bolman, nefriet)</text:span></text:p>
      <text:p text:style-name="P1">* <text:span text:style-name="T1">theofrastus (doorschijnend)</text:span></text:p>
      <text:p text:style-name="P1">* <text:span text:style-name="T1">plinius groen</text:span></text:p>
      <text:p text:style-name="P1">* <text:span text:style-name="T1">engels gevlekte steen</text:span></text:p>
      <text:p text:style-name="P1">* <text:span text:style-name="T1">duitse bewerkers: jasper ondoorzichtig, agaath doorzichtig</text:span></text:p>
      <text:p text:style-name="P1"/>
      <text:p text:style-name="P3">Huidig commercieel gebruik</text:p>
      <text:p text:style-name="P1">* <text:span text:style-name="T1">inventarisatie van namen</text:span></text:p>
      <text:p text:style-name="P1">* <text:span text:style-name="T1">verschillende soorten</text:span></text:p>
      <text:p text:style-name="P2">* voorbeelden, inclusief getrademarkte naam</text:p>
      <text:p text:style-name="P1"/>
      <text:p text:style-name="P3">Petrologisch</text:p>
      <text:p text:style-name="P1">* <text:span text:style-name="T1">komt na het commercieel gebruik</text:span></text:p>
      <text:p text:style-name="P1">* <text:span text:style-name="T1">iets in een keurslijf persen wat niet te persen is</text:span></text:p>
      <text:p text:style-name="P1">* <text:span text:style-name="T1">daarom veel alternatieve namen: jasperoids, jasperlite, jasperagathe</text:span></text:p>
      <text:p text:style-name="P1"/>
      <text:p text:style-name="P3">Kenmerken</text:p>
      <text:p text:style-name="P1">* <text:span text:style-name="T1">RI en SG</text:span></text:p>
      <text:p text:style-name="P1">* <text:span text:style-name="T1">Herkomst van de 2.91 onduidelijk en onwaarschijnlijk</text:span></text:p>
      <text:p text:style-name="P1">* <text:span text:style-name="T1">wel of geen chalcedoon?</text:span></text:p>
      <text:p text:style-name="P1"/>
      <text:p text:style-name="P3">Oorzaken kleuring <text:span text:style-name="T1">en structuur</text:span></text:p>
      <text:p text:style-name="P1">* <text:span text:style-name="T1">verschillende metalen zorgen voor kleuring</text:span></text:p>
      <text:p text:style-name="P1">* <text:span text:style-name="T1">ontstaanswijze (bijv breciia, ocean jaspers)</text:span></text:p>
      <text:p text:style-name="P1">* <text:span text:style-name="T1">vezelig of alleen fijnkorrelijk</text:span></text:p>
      <text:p text:style-name="P1"/>
      <text:p text:style-name="P3">Raakvlakken en pijnpunten</text:p>
      <text:p text:style-name="P1">* <text:span text:style-name="T1">in het algemeen klopt het wel</text:span></text:p>
      <text:p text:style-name="P1">* <text:span text:style-name="T1">historische fouten</text:span></text:p>
      <text:p text:style-name="P2">* schuld wel een beetje bij de petrologen, ze hebben immers een bestaande term hergebruikt.</text:p>
      <text:p text:style-name="P1"/>
      <text:p text:style-name="P3">Vergelijk met Onyx</text:p>
      <text:p text:style-name="P1">* <text:span text:style-name="T1">onyx marble (een marmer) vs. gemmologische onyx (zwarte chalcedoon)</text:span></text:p>
      <text:p text:style-name="P1">* <text:span text:style-name="T1">gebruikt om iets duurder te laten lijken</text:span></text:p>
      <text:p text:style-name="P1"/>
      <text:p text:style-name="P3">Conclusie</text:p>
      <text:p text:style-name="P1">* <text:span text:style-name="T1">dit is mijn interpretatie</text:span></text:p>
      <text:p text:style-name="P1">* <text:span text:style-name="T1">uit context: petrologische type, of commerciele benaming</text:span></text:p>
      <text:p text:style-name="P1">* <text:span text:style-name="T1">elke ondoorzichte gevlekte steen kan een jasper worden genoem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09:29:13.676212312</meta:creation-date>
    <meta:generator>LibreOffice/7.3.7.2$Linux_X86_64 LibreOffice_project/30$Build-2</meta:generator>
    <dc:date>2022-11-24T10:46:07.314901602</dc:date>
    <meta:editing-duration>PT21M51S</meta:editing-duration>
    <meta:editing-cycles>3</meta:editing-cycles>
    <meta:document-statistic meta:table-count="0" meta:image-count="0" meta:object-count="0" meta:page-count="1" meta:paragraph-count="42" meta:word-count="238" meta:character-count="1503" meta:non-whitespace-character-count="1307"/>
  </office:meta>
</office:document-meta>
</file>